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MS Mincho" svg:font-family="'MS Mincho', 'MS Gothic'"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3937in" fo:margin-right="0in" fo:text-align="justify" style:justify-single-word="false" fo:text-indent="-0.3937in" style:auto-text-indent="false"/>
      <style:text-properties style:font-name="Arial" fo:font-size="9pt" fo:language="en" fo:country="US" style:font-size-asian="9pt" style:language-asian="zxx" style:country-asian="none" style:font-name-complex="Arial" style:font-size-complex="9pt"/>
    </style:style>
    <style:style style:name="P2" style:family="paragraph" style:parent-style-name="Standard">
      <style:paragraph-properties fo:margin-left="0.3937in" fo:margin-right="0in" fo:text-align="justify" style:justify-single-word="false" fo:text-indent="-0.3937in" style:auto-text-indent="false"/>
      <style:text-properties style:font-name="Arial" fo:font-size="9pt" fo:language="en" fo:country="US" fo:font-weight="bold" style:font-size-asian="9pt" style:language-asian="zxx" style:country-asian="none" style:font-weight-asian="bold" style:font-name-complex="Arial" style:font-size-complex="9pt"/>
    </style:style>
    <style:style style:name="P3"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4"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5"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font-weight="bold" style:font-size-asian="9pt" style:font-weight-asian="bold" style:font-name-complex="Arial" style:font-size-complex="9pt"/>
    </style:style>
    <style:style style:name="P6" style:family="paragraph" style:parent-style-name="Standard">
      <style:paragraph-properties fo:margin-left="0.3937in" fo:margin-right="0in" fo:text-align="justify" style:justify-single-word="false" fo:text-indent="-0.3937in" style:auto-text-indent="false"/>
      <style:text-properties style:font-name="Arial" fo:language="en" fo:country="US" style:language-asian="zxx" style:country-asian="none"/>
    </style:style>
    <style:style style:name="P7" style:family="paragraph" style:parent-style-name="Standard">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8" style:family="paragraph" style:parent-style-name="Standard">
      <style:paragraph-properties fo:text-align="justify" style:justify-single-word="false"/>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9" style:family="paragraph" style:parent-style-name="Standard">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0" style:family="paragraph" style:parent-style-name="Standard">
      <style:text-properties style:font-name="Arial" fo:font-size="9pt" fo:language="en" fo:country="US" style:font-size-asian="9pt" style:language-asian="zxx" style:country-asian="none" style:font-name-complex="Arial" style:font-size-complex="9pt"/>
    </style:style>
    <style:style style:name="P11" style:family="paragraph" style:parent-style-name="Standard">
      <style:paragraph-properties fo:text-align="justify" style:justify-single-word="false"/>
      <style:text-properties style:font-name="Arial" fo:font-size="9pt" fo:language="en" fo:country="US" style:font-size-asian="9pt" style:language-asian="zxx" style:country-asian="none" style:font-name-complex="Arial" style:font-size-complex="9pt"/>
    </style:style>
    <style:style style:name="P12" style:family="paragraph" style:parent-style-name="Standard">
      <style:text-properties style:font-name="Arial" fo:font-size="9pt" fo:language="en" fo:country="US" fo:font-weight="bold" style:font-size-asian="9pt" style:language-asian="zxx" style:country-asian="none" style:font-weight-asian="bold" style:font-name-complex="Arial" style:font-size-complex="9pt"/>
    </style:style>
    <style:style style:name="P13" style:family="paragraph" style:parent-style-name="Standard">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14" style:family="paragraph" style:parent-style-name="Standard">
      <style:paragraph-properties fo:text-align="justify" style:justify-single-word="false"/>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15" style:family="paragraph" style:parent-style-name="Standard">
      <style:text-properties style:font-name="Arial" fo:font-size="9pt" style:font-size-asian="9pt" style:font-size-complex="9pt"/>
    </style:style>
    <style:style style:name="P16" style:family="paragraph" style:parent-style-name="Standard" style:master-page-name="Standard">
      <style:paragraph-properties fo:margin-left="0.3937in" fo:margin-right="0in" fo:text-align="justify" style:justify-single-word="false" fo:text-indent="-0.3937in" style:auto-text-indent="false" style:page-number="auto"/>
      <style:text-properties style:font-name="Arial" fo:font-size="9pt" fo:language="en" fo:country="US" style:font-size-asian="9pt" style:language-asian="zxx" style:country-asian="none" style:font-name-complex="Arial" style:font-size-complex="9pt"/>
    </style:style>
    <style:style style:name="P17"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18"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9" style:family="paragraph" style:parent-style-name="Standard" style:list-style-name="L1">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20" style:family="paragraph" style:parent-style-name="Standard" style:list-style-name="L2">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21" style:family="paragraph" style:parent-style-name="Standard" style:list-style-name="L3">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22" style:family="paragraph" style:parent-style-name="Standard" style:list-style-name="L4">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23" style:family="paragraph" style:parent-style-name="Standard" style:list-style-name="L5">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24" style:family="paragraph" style:parent-style-name="Standard" style:list-style-name="L6">
      <style:paragraph-properties fo:text-align="justify" style:justify-single-word="false"/>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25" style:family="paragraph" style:parent-style-name="Standard" style:list-style-name="L7">
      <style:paragraph-properties fo:text-align="justify" style:justify-single-word="false">
        <style:tab-stops>
          <style:tab-stop style:position="0.1181in"/>
          <style:tab-stop style:position="1.6736in"/>
        </style:tab-stops>
      </style:paragraph-properties>
      <style:text-properties style:font-name="Arial" fo:font-size="9pt" fo:language="en" fo:country="US" fo:font-style="normal" style:font-size-asian="9pt" style:language-asian="zxx" style:country-asian="none" style:font-style-asian="normal" style:font-name-complex="Arial" style:font-size-complex="9pt" style:font-style-complex="normal"/>
    </style:style>
    <style:style style:name="P26" style:family="paragraph" style:parent-style-name="Standard" style:list-style-name="L8">
      <style:paragraph-properties fo:text-align="justify" style:justify-single-word="false"/>
      <style:text-properties style:font-name="Arial" fo:font-size="9pt" fo:language="en" fo:country="US" style:font-size-asian="9pt" style:language-asian="zxx" style:country-asian="none" style:font-size-complex="9pt"/>
    </style:style>
    <style:style style:name="P27" style:family="paragraph" style:parent-style-name="Standard" style:list-style-name="L7">
      <style:paragraph-properties fo:text-align="justify" style:justify-single-word="false">
        <style:tab-stops>
          <style:tab-stop style:position="0.1181in"/>
          <style:tab-stop style:position="1.6736in"/>
        </style:tab-stops>
      </style:paragraph-properties>
      <style:text-properties style:font-name="Arial" fo:font-size="9pt" fo:font-style="normal" style:font-size-asian="9pt" style:language-asian="zxx" style:country-asian="none" style:font-style-asian="normal" style:font-name-complex="Arial" style:font-size-complex="9pt" style:font-style-complex="normal"/>
    </style:style>
    <style:style style:name="P28" style:family="paragraph" style:parent-style-name="Standard">
      <style:paragraph-properties fo:margin-left="0in" fo:margin-right="0in" fo:text-align="justify" style:justify-single-word="false" fo:text-indent="0in" style:auto-text-indent="false">
        <style:tab-stops>
          <style:tab-stop style:position="2.2646in"/>
          <style:tab-stop style:position="5.1189in"/>
          <style:tab-stop style:position="6.3in"/>
        </style:tab-stops>
      </style:paragraph-properties>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29" style:family="paragraph">
      <style:paragraph-properties style:writing-mode="lr-tb"/>
    </style:style>
    <style:style style:name="T1" style:family="text">
      <style:text-properties fo:language="en" fo:country="US"/>
    </style:style>
    <style:style style:name="T2" style:family="text">
      <style:text-properties fo:language="en" fo:country="US" style:language-asian="zxx" style:country-asian="none"/>
    </style:style>
    <style:style style:name="T3"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solid" draw:fill-color="#c0c0c0" draw:textarea-horizontal-align="left" draw:textarea-vertical-align="top" draw:auto-grow-height="false" fo:padding-top="0.0165in" fo:padding-bottom="0.0165in" fo:padding-left="0.1429in" fo:padding-right="0.1429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c0c0c0" draw:textarea-horizontal-align="left" draw:textarea-vertical-align="top" draw:auto-grow-height="false" fo:min-height="0.2165in" fo:min-width="6.9638in" fo:padding-top="0.0165in" fo:padding-bottom="0.0165in" fo:padding-left="0.1429in" fo:padding-right="0.1429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ndrew Eames</text:p>
      <text:p text:style-name="P1">435-772-2570</text:p>
      <text:p text:style-name="P15">gamerweazel@gmail.com</text:p>
      <text:p text:style-name="P12"><draw:custom-shape text:anchor-type="char" draw:z-index="3" draw:style-name="gr1" draw:text-style-name="P29" svg:width="7.2504in" svg:height="0.2504in" svg:x="-0.0346in" svg:y="0.0965in"><text:p/><draw:enhanced-geometry svg:viewBox="0 0 21600 21600" draw:type="rectangle" draw:enhanced-path="M 0 0 L 21600 0 21600 21600 0 21600 0 0 Z N"/></draw:custom-shape></text:p>
      <text:p text:style-name="P12">EDUCATION</text:p>
      <text:p text:style-name="P12"/>
      <text:p text:style-name="P13">B.S. Computer Science</text:p>
      <text:p text:style-name="P7">Dixie State University</text:p>
      <text:p text:style-name="P7">Jan 2015 – May 2019</text:p>
      <text:p text:style-name="P7">St. George, Utah</text:p>
      <text:p text:style-name="P7"/>
      <text:list xml:id="list3281667932143404548" text:style-name="L1">
        <text:list-item>
          <text:p text:style-name="P19">Cum laude, 3.75 GPA.</text:p>
        </text:list-item>
      </text:list>
      <text:p text:style-name="P10"><draw:custom-shape text:anchor-type="char" draw:z-index="0" draw:style-name="gr1" draw:text-style-name="P29" svg:width="7.2504in" svg:height="0.2504in" svg:x="-0.0346in" svg:y="0.0854in"><text:p/><draw:enhanced-geometry svg:viewBox="0 0 21600 21600" draw:type="rectangle" draw:enhanced-path="M 0 0 L 21600 0 21600 21600 0 21600 0 0 Z N"/></draw:custom-shape></text:p>
      <text:p text:style-name="P5"><text:span text:style-name="T2">E</text:span><text:span text:style-name="T2">XPERIENCE</text:span></text:p>
      <text:p text:style-name="P3"/>
      <text:p text:style-name="P3">Software Developer</text:p>
      <text:p text:style-name="P4">Aptivada LLC</text:p>
      <text:p text:style-name="P4">Oct 2018 - Present</text:p>
      <text:p text:style-name="P4">St. George, Utah</text:p>
      <text:p text:style-name="P4"/>
      <text:list xml:id="list9117530600362064605" text:style-name="L2">
        <text:list-item>
          <text:p text:style-name="P20">Used agile principles to develop responsive, legacy-browser-compatible marketing apps with 350,000,000+ engagements using Typescript, React, React Native, AVA, Jest, PHP, Docker, and AWS services.</text:p>
        </text:list-item>
        <text:list-item>
          <text:p text:style-name="P20">Communicated directly (verbal + written) with clients overseeing 150+ markets to determine project requirements, oversee implementation, and estimate time for market-wide integrations and applications.</text:p>
        </text:list-item>
        <text:list-item>
          <text:p text:style-name="P20">Acknowledged and implemented tradeoffs to storing, querying, and displaying high volume data sets.</text:p>
        </text:list-item>
        <text:list-item>
          <text:p text:style-name="P20">Developed and maintained 40+ third party social media and administrative platform integrations.</text:p>
        </text:list-item>
        <text:list-item>
          <text:p text:style-name="P20">Implemented fallbacks for cross-site security policies, 3<text:span text:style-name="T3">rd</text:span> party extensions and browser settings to ensure functionality.</text:p>
        </text:list-item>
      </text:list>
      <text:p text:style-name="P8"/>
      <text:p text:style-name="P3">Software Development Intern</text:p>
      <text:p text:style-name="P4">CodeChangers LLC</text:p>
      <text:p text:style-name="P4">Jan 2017 - Oct 2018</text:p>
      <text:p text:style-name="P4">St. George, Utah</text:p>
      <text:p text:style-name="P4"/>
      <text:list xml:id="list7443241554722731823" text:style-name="L3">
        <text:list-item>
          <text:p text:style-name="P21">Utilized Ruby on Rails and AWS to extend, migrate, and deploy changes to the CodeChangers online learning platform.</text:p>
        </text:list-item>
      </text:list>
      <text:p text:style-name="P9"/>
      <text:p text:style-name="P3">Code School Instructor</text:p>
      <text:p text:style-name="P4">Dixie State University</text:p>
      <text:p text:style-name="P4">Jun 2018 - Aug 2018</text:p>
      <text:p text:style-name="P4">St. George, Utah</text:p>
      <text:p text:style-name="P4"/>
      <text:list xml:id="list3018091123887655626" text:style-name="L4">
        <text:list-item>
          <text:p text:style-name="P22">Instructed students during rigorous modern web development course including Vue.js, Node.js, Express.js, and Mongo.</text:p>
        </text:list-item>
      </text:list>
      <text:p text:style-name="P9"/>
      <text:p text:style-name="P28">Code School Aide</text:p>
      <text:p text:style-name="P4">Dixie State University</text:p>
      <text:p text:style-name="P4">Jun 2017 - Aug 2017</text:p>
      <text:p text:style-name="P4">St. George, Utah</text:p>
      <text:p text:style-name="P4"/>
      <text:list xml:id="list2754660687017073111" text:style-name="L5">
        <text:list-item>
          <text:p text:style-name="P23">Assisted instructors with teaching topics including React.js, Node.js, Express.js, and Mongo.</text:p>
        </text:list-item>
      </text:list>
      <text:p text:style-name="P11"/>
      <text:p text:style-name="P14">Software Development Intern</text:p>
      <text:p text:style-name="P8">Midstream Logistics</text:p>
      <text:p text:style-name="P8">May 2017 - Aug 2017</text:p>
      <text:p text:style-name="P8">St. George, Utah</text:p>
      <text:p text:style-name="P8"/>
      <text:list xml:id="list2328742931212179263" text:style-name="L6">
        <text:list-item>
          <text:p text:style-name="P24">Contributed to Django MVC web application aimed to streamline oil delivery systems. Model extensions, migrations, scripting, page profiling, and templating. Interfaced with AWS CloudWatch, Lambda, and S3. Minor Swift development for iOS client application.</text:p>
        </text:list-item>
      </text:list>
      <text:p text:style-name="P11"><draw:custom-shape text:anchor-type="char" draw:z-index="1" draw:style-name="gr1" draw:text-style-name="P29" svg:width="7.2504in" svg:height="0.2504in" svg:x="-0.0346in" svg:y="0.0965in"><text:p/><draw:enhanced-geometry svg:viewBox="0 0 21600 21600" draw:type="rectangle" draw:enhanced-path="M 0 0 L 21600 0 21600 21600 0 21600 0 0 Z N"/></draw:custom-shape></text:p>
      <text:p text:style-name="P2">SKILLS</text:p>
      <text:p text:style-name="P2"/>
      <text:list xml:id="list7556121819555515741" text:style-name="L7">
        <text:list-item>
          <text:p text:style-name="P25">Languages :<text:tab/><text:tab/>JavaScript, TypeScript, Python, C++, Go, PHP.</text:p>
        </text:list-item>
        <text:list-item>
          <text:p text:style-name="P27"><text:span text:style-name="T1">P</text:span><text:span text:style-name="T1">aaS:<text:tab/><text:tab/>AWS, Heroku.</text:span></text:p>
        </text:list-item>
        <text:list-item>
          <text:p text:style-name="P25">Version Control &amp; Packages:<text:tab/>Git, NPM, Composer, pip.</text:p>
        </text:list-item>
        <text:list-item>
          <text:p text:style-name="P25">Databases:<text:tab/><text:tab/>MySQL, PostgreSQL, MongoDB.</text:p>
        </text:list-item>
        <text:list-item>
          <text:p text:style-name="P25">OS/Utilities:<text:tab/><text:tab/>MacOS, Linux, Docker.</text:p>
        </text:list-item>
        <text:list-item>
          <text:p text:style-name="P25">Back-end Frameworks:<text:tab/>Express.js, Django, Ruby on Rails.</text:p>
        </text:list-item>
        <text:list-item>
          <text:p text:style-name="P25">Front-end Frameworks:<text:tab/>React.js, Vue.js, jQuery.</text:p>
        </text:list-item>
      </text:list>
      <text:p text:style-name="P1"><draw:custom-shape text:anchor-type="char" draw:z-index="2" draw:style-name="gr2" draw:text-style-name="P29" svg:width="7.2504in" svg:height="0.2504in" svg:x="-0.0346in" svg:y="0.0965in"><text:p/><draw:enhanced-geometry svg:viewBox="0 0 21600 21600" draw:type="rectangle" draw:enhanced-path="M 0 0 L 21600 0 21600 21600 0 21600 0 0 Z N"/></draw:custom-shape></text:p>
      <text:p text:style-name="P2">ACCOLADES / ACKNOWLEDGEMENTS</text:p>
      <text:p text:style-name="P6"/>
      <text:list xml:id="list1281829354760396239" text:style-name="L8">
        <text:list-item>
          <text:p text:style-name="P26">2017 Southern Utah Code Camp 1<text:span text:style-name="T3">st</text:span> place collegiate division.</text:p>
        </text:list-item>
        <text:list-item>
          <text:p text:style-name="P26">Pluralsight IQ JavaScript + React expert.</text:p>
        </text:list-item>
        <text:list-item>
          <text:p text:style-name="P26">80<text:span text:style-name="T3">th</text:span> - 100<text:span text:style-name="T3">th</text:span> percentile of Triplebyte front-end developers.</text:p>
        </text:list-item>
        <text:list-item>
          <text:p text:style-name="P26">2016 Code School Gradua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MS Mincho" svg:font-family="'MS Mincho', 'MS Gothic'"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msArrowDiamondEnd_20_5" draw:display-name="msArrowDiamondEnd 5" svg:viewBox="0 0 120 120" svg:d="M60 0l60 60-60 60-60-6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16in" style:writing-mode="lr-tb"/>
      <style:text-properties style:use-window-font-color="true" style:font-name="Times New Roman"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MS Mincho"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font-size-complex="12pt" style:font-weight-complex="bold"/>
    </style:style>
    <style:style style:name="Text" style:family="paragraph" style:class="extra">
      <style:paragraph-properties loext:contextual-spacing="false" fo:margin-left="0.25in" fo:margin-right="0.25in" fo:margin-top="0in" fo:margin-bottom="0.1665in" fo:orphans="2" fo:widows="2" fo:text-indent="0in" style:auto-text-indent="false" style:text-autospace="none"/>
      <style:text-properties style:use-window-font-color="true" style:font-name="Times New Roman" fo:font-size="10pt" fo:language="fr" fo:country="FR" style:font-name-asian="MS Mincho" style:font-size-asian="10pt" style:language-asian="zxx" style:country-asian="none" style:font-name-complex="Times New Roman" style:font-size-complex="10pt" style:language-complex="ar" style:country-complex="SA"/>
    </style:style>
    <style:style style:name="Date_20_lettre" style:display-name="Date lettre" style:family="paragraph" style:parent-style-name="Text">
      <style:paragraph-properties loext:contextual-spacing="false" fo:margin-left="0.248in" fo:margin-right="0.248in" fo:margin-top="0in" fo:margin-bottom="0.3335in" fo:text-align="end" style:justify-single-word="false" fo:text-indent="0in" style:auto-text-indent="false"/>
    </style:style>
    <style:style style:name="Date" style:family="paragraph" style:parent-style-name="Standard" style:next-style-name="Standard"/>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417in" fo:text-indent="-0.25in" fo:margin-left="2.7417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417in" fo:text-indent="-0.25in" fo:margin-left="4.2417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937in" fo:text-indent="-0.25in" fo:margin-left="1.3937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937in" fo:text-indent="-0.25in" fo:margin-left="2.8937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937in" fo:text-indent="-0.25in" fo:margin-left="4.3937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1972in" fo:margin-left="0.5909in" fo:margin-right="0.490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5-04T11:00:19</meta:creation-date>
    <meta:editing-cycles>1</meta:editing-cycles>
    <meta:editing-duration>P0D</meta:editing-duration>
    <meta:generator>OpenOffice/4.1.7$Unix OpenOffice.org_project/417m1$Build-9800</meta:generator>
    <meta:document-statistic meta:table-count="0" meta:image-count="0" meta:object-count="0" meta:page-count="1" meta:paragraph-count="52" meta:word-count="345" meta:character-count="2374"/>
    <meta:user-defined meta:name="Info 1"/>
    <meta:user-defined meta:name="Info 2"/>
    <meta:user-defined meta:name="Info 3"/>
    <meta:user-defined meta:name="Info 4"/>
  </office:meta>
</office:document-meta>
</file>